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Slide_20_de_20_título-notes">
      <style:graphic-properties draw:fill-color="#ffffff" fo:min-height="13.364cm"/>
    </style:style>
    <style:style style:name="pr4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Somente_20_títu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font-size="88pt" style:font-size-asian="88pt" style:font-size-complex="88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8pt" style:font-size-asian="88pt" style:font-size-complex="88pt"/>
    </style:style>
    <style:style style:name="P3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1.589cm" svg:height="4.082cm" svg:x="1.838cm" svg:y="6.348cm" presentation:class="title" presentation:user-transformed="true">
          <draw:text-box>
            <text:p text:style-name="P1"><text:span text:style-name="T1">Teu Santo Nome</text:span></text:p>
          </draw:text-box>
        </draw:frame>
        <draw:frame draw:name="Subtítulo 2" presentation:style-name="pr2" draw:text-style-name="P4" draw:layer="layout" svg:width="17.779cm" svg:height="4.867cm" svg:x="3.744cm" svg:y="10.034cm" presentation:class="subtitle" presentation:user-transformed="true">
          <draw:text-box>
            <text:p text:style-name="P3"><text:span text:style-name="T2">Gabriela Roch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mente_20_título" presentation:presentation-page-layout-name="AL2T19">
        <draw:frame draw:name="Título 3" presentation:style-name="pr4" draw:text-style-name="P7" draw:layer="layout" svg:width="24.605cm" svg:height="18.057cm" svg:x="0.397cm" svg:y="0.397cm" presentation:class="title" presentation:user-transformed="true">
          <draw:text-box>
            <text:p text:style-name="P6"><text:span text:style-name="T3">Todo ser que vive </text:span><text:span text:style-name="T3"><text:line-break/></text:span><text:span text:style-name="T3">louve o nome do Senhor</text:span><text:span text:style-name="T3"><text:line-break/></text:span><text:span text:style-name="T3"> Toda criatura se derrame </text:span><text:span text:style-name="T3"><text:line-break/></text:span><text:span text:style-name="T3">aos Seus pés </text:span><text:span text:style-name="T3"><text:line-break/></text:span><text:span text:style-name="T3">Ao som da Sua voz </text:span><text:span text:style-name="T3"><text:line-break/></text:span><text:span text:style-name="T3">o universo se desfaz</text:span><text:span text:style-name="T3"><text:line-break/></text:span><text:span text:style-name="T3">Não há outro nome </text:span><text:span text:style-name="T3"><text:line-break/></text:span><text:span text:style-name="T3">comparado ao grande Eu So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mente_20_título" presentation:presentation-page-layout-name="AL2T19">
        <draw:frame draw:name="Título 3" presentation:style-name="pr4" draw:text-style-name="P7" draw:layer="layout" svg:width="23.812cm" svg:height="17.691cm" svg:x="0.794cm" svg:y="0.763cm" presentation:class="title" presentation:user-transformed="true">
          <draw:text-box>
            <text:p text:style-name="P6"><text:span text:style-name="T3">E mesmo sendo pó</text:span><text:span text:style-name="T3"><text:line-break/></text:span><text:span text:style-name="T3">Com tudo que há em mim Confessarei: </text:span><text:span text:style-name="T3"><text:line-break/></text:span><text:span text:style-name="T3">Que céus e terra passarão</text:span><text:span text:style-name="T3"><text:line-break/></text:span><text:span text:style-name="T3">Mas o Teu nome é eter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mente_20_título" presentation:presentation-page-layout-name="AL2T19">
        <draw:frame draw:name="Título 3" presentation:style-name="pr4" draw:text-style-name="P7" draw:layer="layout" svg:width="23.812cm" svg:height="17.691cm" svg:x="0.794cm" svg:y="0.763cm" presentation:class="title" presentation:user-transformed="true">
          <draw:text-box>
            <text:p text:style-name="P6"><text:span text:style-name="T3">Todo joelho dobrará</text:span><text:span text:style-name="T3"><text:line-break/></text:span><text:span text:style-name="T3">Ao ouvir Teu nome</text:span><text:span text:style-name="T3"><text:line-break/></text:span><text:span text:style-name="T3">Teu Santo nome</text:span><text:span text:style-name="T3"><text:line-break/></text:span><text:span text:style-name="T3">Todo ser confessará</text:span><text:span text:style-name="T3"><text:line-break/></text:span><text:span text:style-name="T3">Louvado seja o Teu nome</text:span><text:span text:style-name="T3"><text:line-break/></text:span><text:span text:style-name="T3">Teu Santo no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mente_20_título" presentation:presentation-page-layout-name="AL2T19">
        <draw:frame draw:name="Título 3" presentation:style-name="pr4" draw:text-style-name="P7" draw:layer="layout" svg:width="23.812cm" svg:height="17.691cm" svg:x="0.794cm" svg:y="0.763cm" presentation:class="title" presentation:user-transformed="true">
          <draw:text-box>
            <text:p text:style-name="P6"><text:span text:style-name="T3">E mesmo sendo pó</text:span><text:span text:style-name="T3"><text:line-break/></text:span><text:span text:style-name="T3">Com tudo que há em mim Confessarei: </text:span><text:span text:style-name="T3"><text:line-break/></text:span><text:span text:style-name="T3">Que céus e terra passarão</text:span><text:span text:style-name="T3"><text:line-break/></text:span><text:span text:style-name="T3">Mas o Teu nome é eter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mente_20_título" presentation:presentation-page-layout-name="AL2T19">
        <draw:frame draw:name="Título 3" presentation:style-name="pr4" draw:text-style-name="P7" draw:layer="layout" svg:width="23.812cm" svg:height="17.691cm" svg:x="0.794cm" svg:y="0.763cm" presentation:class="title" presentation:user-transformed="true">
          <draw:text-box>
            <text:p text:style-name="P6"><text:span text:style-name="T3">Todo joelho dobrará</text:span><text:span text:style-name="T3"><text:line-break/></text:span><text:span text:style-name="T3">Ao ouvir Teu nome</text:span><text:span text:style-name="T3"><text:line-break/></text:span><text:span text:style-name="T3">Teu Santo nome</text:span><text:span text:style-name="T3"><text:line-break/></text:span><text:span text:style-name="T3">Todo ser confessará</text:span><text:span text:style-name="T3"><text:line-break/></text:span><text:span text:style-name="T3">Louvado seja o Teu nome</text:span><text:span text:style-name="T3"><text:line-break/></text:span><text:span text:style-name="T3">Teu Santo nome 3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shrink-to-fit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omente_20_título-outline2" style:display-name="Somente título-outline2" style:family="presentation" style:parent-style-name="Soment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omente_20_título-outline3" style:display-name="Somente título-outline3" style:family="presentation" style:parent-style-name="Soment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4" style:display-name="Somente título-outline4" style:family="presentation" style:parent-style-name="Soment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oment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Soment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Somente_20_título-backgroundobjects">
      <style:graphic-properties draw:stroke="none" draw:fill="none" draw:fill-color="#ffffff" draw:auto-grow-height="false" fo:min-height="1.485cm"/>
    </style:style>
    <style:style style:name="Mpr8" style:family="presentation" style:parent-style-name="Soment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4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lide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draw:frame draw:name="Título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 para editar o estilo do título mestre</text:span></text:p>
        </draw:text-box>
      </draw:frame>
      <draw:frame draw:name="Espaço Reservado para Data 2" presentation:style-name="Mpr6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17-01-07">07/01/17</text:date></text:span></text:p>
        </draw:text-box>
      </draw:frame>
      <draw:frame draw:name="Espaço Reservado para Rodapé 3" presentation:style-name="Mpr6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ço Reservado para Número de Slide 4" presentation:style-name="Mpr6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Soment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omente_20_título-title" draw:layer="backgroundobjects" svg:width="14.848cm" svg:height="11.136cm" svg:x="3.075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u Santo Nome</dc:title>
    <meta:initial-creator>IVANILTO</meta:initial-creator>
    <meta:editing-cycles>2</meta:editing-cycles>
    <meta:creation-date>2016-12-19T16:10:59</meta:creation-date>
    <dc:date>2017-01-07T11:52:40.025391604</dc:date>
    <meta:editing-duration>PT9M35S</meta:editing-duration>
    <meta:generator>LibreOffice/5.2.4.2.1$Linux_X86_64 LibreOffice_project/20m0$Build-2</meta:generator>
    <meta:document-statistic meta:object-count="5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